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1.311cm"/>
    </style:style>
    <style:style style:name="co5" style:family="table-column">
      <style:table-column-properties fo:break-before="auto" style:column-width="2.739cm"/>
    </style:style>
    <style:style style:name="co6" style:family="table-column">
      <style:table-column-properties fo:break-before="auto" style:column-width="2.626cm"/>
    </style:style>
    <style:style style:name="co7" style:family="table-column">
      <style:table-column-properties fo:break-before="auto" style:column-width="2.33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03</text:p>
          </table:table-cell>
          <table:table-cell office:value-type="float" office:value="2204" calcext:value-type="float">
            <text:p>2204</text:p>
          </table:table-cell>
          <table:table-cell office:value-type="float" office:value="43200" calcext:value-type="float">
            <text:p>43200</text:p>
          </table:table-cell>
          <table:table-cell office:value-type="float" office:value="-12762.646231" calcext:value-type="float">
            <text:p>-12762,646231</text:p>
          </table:table-cell>
          <table:table-cell office:value-type="float" office:value="-19275.697663" calcext:value-type="float">
            <text:p>-19275,697663</text:p>
          </table:table-cell>
          <table:table-cell office:value-type="float" office:value="13073.790654" calcext:value-type="float">
            <text:p>13073,790654</text:p>
          </table:table-cell>
          <table:table-cell office:value-type="float" office:value="-191.346104" calcext:value-type="float">
            <text:p>-191,346104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30T11:46:54.693000000</dc:date>
    <meta:editing-duration>PT54S</meta:editing-duration>
    <meta:editing-cycles>3</meta:editing-cycles>
    <meta:generator>LibreOffice/7.3.2.2$Windows_X86_64 LibreOffice_project/49f2b1bff42cfccbd8f788c8dc32c1c309559be0</meta:generator>
    <meta:document-statistic meta:table-count="1" meta:cell-count="776" meta:object-count="0"/>
  </office:meta>
</office:document-meta>
</file>